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Hibernate Basic Configuration</text:span></text:p>
      <text:p text:style-name="P1"><text:span text:style-name="T2"/></text:p>
      <text:p text:style-name="P2"><text:span text:style-name="T3">The mapping document defines, among other things, how properties of the "whatever" class map to columns of the "Whatever" table. </text:span></text:p>
      <text:p text:style-name="P2"><text:span text:style-name="T4"/></text:p>
      <text:p text:style-name="P2"><text:span text:style-name="T5">Example of an XML Mapping file:</text:span></text:p>
      <text:p text:style-name="P2"><draw:frame text:anchor-type="as-char" svg:width="165.10mm" svg:height="109.86mm" style:rel-width="scale" style:rel-height="scale"><draw:object-ole xlink:href="OleObj1"/><draw:image xlink:href="ObjectReplacements/OleObj1"/></draw:frame><text:span text:style-name="T6"/></text:p>
      <text:p text:style-name="P2"><text:span text:style-name="T7">The mapping document tells Hibernate that the Message class is to be persisted to the MESSAGES table, that the identifier property maps to a column named MESSAGE_ID, that the text property maps to a column named MESSAGE_TEXT, and that the property named nextMessage is an association with many-to-one multiplicity that maps to a column named NEXT_MESSAGE_ID. </text:span></text:p>
      <text:p text:style-name="P2"><text:span text:style-name="T8"/></text:p>
      <text:p text:style-name="P2"><draw:frame text:anchor-type="as-char" svg:width="165.10mm" svg:height="136.95mm" style:rel-width="scale" style:rel-height="scale"><draw:object-ole xlink:href="OleObj2"/><draw:image xlink:href="ObjectReplacements/OleObj2"/></draw:frame><text:span text:style-name="T8"/></text:p>
      <text:p text:style-name="P2"><text:span text:style-name="T8"/></text:p>
      <text:p text:style-name="P2"><text:span text:style-name="T9">Page 36 Chapter 2<text:s/></text:span><text:span text:style-name="T10">Introducing and integrating Hibernate saves us the effort of explicitly asking Hibernate to update the database when we modify the state of an object inside a transaction. Similarly, you can see that thenew message was made persistent when a reference was created from the first mes-sage. This feature is called cascading save: It saves us the effort of explicitly makingthe new object persistent by calling save(), as long as it’s reachable by an already-persistent instance. Also notice that the ordering of the SQL statements isn’t thesame as the order in which we set property values. Hibernate uses a sophisticated algorithm to determine an efficient ordering that avoids database foreign key con-straint violations but is still sufficiently predictable to the user. This feature iscalled transactional write-behind.</text:span></text:p>
      <text:p text:style-name="P2"><text:span text:style-name="T11"/></text:p>
      <text:p text:style-name="P2"><text:span text:style-name="T12">The basic procedure for adding a child Category to a parent Category looks likethis: Category aParent = new Category();</text:span></text:p>
      <text:p text:style-name="P2"><text:span text:style-name="T12">Category aChild = new Category(); aChild.setParentCategory(aParent);</text:span></text:p>
      <text:p text:style-name="P2"><text:span text:style-name="T12">aParent.getChildCategories().add(aChild);</text:span></text:p>
      <text:p text:style-name="P2"><text:span text:style-name="T13"/></text:p>
      <text:p text:style-name="P2"><text:span text:style-name="T14">Whenever an association is created between a parent Category and a child Cate-gory, two actions are required: </text:span></text:p>
      <text:p text:style-name="P2"><text:span text:style-name="T15"/></text:p>
      <text:p text:style-name="P2"><text:span text:style-name="T16">■</text:span><text:span text:style-name="T17">The parentCategory of the child must be set, effectively breaking the associ-ation between the child and its old parent (there can be only one parent forany child).</text:span><text:span text:style-name="T18">■</text:span><text:span text:style-name="T19">The child must be added to the childCategories collection of the new par-ent Category.</text:span></text:p>
      <text:p text:style-name="P2"><text:span text:style-name="T20"/></text:p>
      <text:p text:style-name="P2"><text:span text:style-name="T21">Implementing the domain model 71 </text:span></text:p>
      <text:p text:style-name="P2"><text:span text:style-name="T21">If you ever have problems understanding the behavior of associations in Hiber-nate, just ask yourself, “What would I do without Hibernate?” Hibernate doesn’tchange the usual Java semantics. It’s a good idea to add a convenience method to the Category class that groups these operations, allowing reuse and helping ensure correctness: </text:span></text:p>
      <text:p text:style-name="P2"><text:span text:style-name="T21">public void addChildCategory(Category childCategory) {<text:s text:c="3"/></text:span></text:p>
      <text:p text:style-name="P2"><text:span text:style-name="T21"><text:s/>if (childCategory == null)<text:s text:c="8"/>throw new IllegalArgumentException("Null child category!");<text:s text:c="2"/></text:span></text:p>
      <text:p text:style-name="P2"><text:span text:style-name="T21"><text:s text:c="2"/>if (childCategory.getParentCategory() != null)<text:s text:c="6"/>childCategory.getParentCategory().getChildCategories()<text:s text:c="41"/>remove(childCategory); </text:span></text:p>
      <text:p text:style-name="P2"><text:span text:style-name="T21"><text:s text:c="3"/>childCategory.setParentCategory(this);<text:s text:c="3"/></text:span></text:p>
      <text:p text:style-name="P2"><text:span text:style-name="T21"><text:s/>childCategories.add(childCategory); </text:span></text:p>
      <text:p text:style-name="P2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